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2.499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707cm" fo:break-before="auto" style:use-optimal-row-height="true"/>
    </style:style>
    <style:style style:name="ro7" style:family="table-row">
      <style:table-row-properties style:row-height="1.263cm" fo:break-before="auto" style:use-optimal-row-height="true"/>
    </style:style>
    <style:style style:name="ro8" style:family="table-row">
      <style:table-row-properties style:row-height="3.106cm" fo:break-before="auto" style:use-optimal-row-height="true"/>
    </style:style>
    <style:style style:name="ro9" style:family="table-row">
      <style:table-row-properties style:row-height="1.473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1.868cm" fo:break-before="auto" style:use-optimal-row-height="true"/>
    </style:style>
    <style:style style:name="ro12" style:family="table-row">
      <style:table-row-properties style:row-height="2.29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0.647cm" fo:break-before="auto" style:use-optimal-row-height="true"/>
    </style:style>
    <style:style style:name="ro16" style:family="table-row">
      <style:table-row-properties style:row-height="1.566cm" fo:break-before="auto" style:use-optimal-row-height="true"/>
    </style:style>
    <style:style style:name="ro17" style:family="table-row">
      <style:table-row-properties style:row-height="3.782cm" fo:break-before="auto" style:use-optimal-row-height="true"/>
    </style:style>
    <style:style style:name="ro18" style:family="table-row">
      <style:table-row-properties style:row-height="2.371cm" fo:break-before="auto" style:use-optimal-row-height="true"/>
    </style:style>
    <style:style style:name="ro19" style:family="table-row">
      <style:table-row-properties style:row-height="0.859cm" fo:break-before="auto" style:use-optimal-row-height="true"/>
    </style:style>
    <style:style style:name="ro20" style:family="table-row">
      <style:table-row-properties style:row-height="3.096cm" fo:break-before="auto" style:use-optimal-row-height="true"/>
    </style:style>
    <style:style style:name="ro21" style:family="table-row">
      <style:table-row-properties style:row-height="4.232cm" fo:break-before="auto" style:use-optimal-row-height="true"/>
    </style:style>
    <style:style style:name="ro22" style:family="table-row">
      <style:table-row-properties style:row-height="2.332cm" fo:break-before="auto" style:use-optimal-row-height="true"/>
    </style:style>
    <style:style style:name="ro23" style:family="table-row">
      <style:table-row-properties style:row-height="2.429cm" fo:break-before="auto" style:use-optimal-row-height="true"/>
    </style:style>
    <style:style style:name="ro24" style:family="table-row">
      <style:table-row-properties style:row-height="3.134cm" fo:break-before="auto" style:use-optimal-row-height="true"/>
    </style:style>
    <style:style style:name="ro25" style:family="table-row">
      <style:table-row-properties style:row-height="3.859cm" fo:break-before="auto" style:use-optimal-row-height="true"/>
    </style:style>
    <style:style style:name="ro26" style:family="table-row">
      <style:table-row-properties style:row-height="3.644cm" fo:break-before="auto" style:use-optimal-row-height="true"/>
    </style:style>
    <style:style style:name="ro27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Arial" style:font-size-asian="44pt" style:language-asian="en" style:country-asian="US" style:font-name-complex="Tahoma" style:font-size-complex="44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7)">
            <text:p>(7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">
            <text:p>3</text:p>
          </table:table-cell>
          <table:table-cell table:style-name="ce3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65">
            <text:p>0927 <text:s/>12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">
            <text:p>4</text:p>
          </table:table-cell>
          <table:table-cell table:style-name="ce3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65">
            <text:p>0927 <text:s/>123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">
            <text:p>5</text:p>
          </table:table-cell>
          <table:table-cell table:style-name="ce3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65">
            <text:p>0927 <text:s/>12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">
            <text:p>6</text:p>
          </table:table-cell>
          <table:table-cell table:style-name="ce3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65">
            <text:p>0927 <text:s/>123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7">
            <text:p>7</text:p>
          </table:table-cell>
          <table:table-cell table:style-name="ce3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you. you go / I go / they go / he goes</text:p>
          </table:table-cell>
          <table:table-cell table:style-name="ce11"/>
          <table:table-cell table:style-name="ce12" office:value-type="string">
            <text:p>go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65">
            <text:p>0927 <text:s/>12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I drink / water / I drink water / you drink water / they drink water / he drinks water</text:p>
          </table:table-cell>
          <table:table-cell table:style-name="ce11"/>
          <table:table-cell table:style-name="ce12" office:value-type="string">
            <text:p>drin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65">
            <text:p>0927 <text:s/>123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">
            <text:p>9</text:p>
          </table:table-cell>
          <table:table-cell table:style-name="ce3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this / that / what? / who? / what is this? / what is that?</text:p>
          </table:table-cell>
          <table:table-cell table:style-name="ce11"/>
          <table:table-cell table:style-name="ce12" office:value-type="string">
            <text:p>as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66">
            <text:p>0927 <text:s/>123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10" office:value-type="string">
            <text:p>here / there / I go / I go there / you go / you go ther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66">
            <text:p>0927 <text:s/>123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0">
            <text:p>110</text:p>
          </table:table-cell>
          <table:table-cell table:style-name="ce6"/>
          <table:table-cell table:style-name="ce9"/>
          <table:table-cell table:style-name="ce10" office:value-type="string">
            <text:p>help / I need / your help / I need your help</text:p>
          </table:table-cell>
          <table:table-cell table:style-name="ce11"/>
          <table:table-cell table:style-name="ce12" office:value-type="string">
            <text:p>help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66">
            <text:p>0927 <text:s/>123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">
            <text:p>12</text:p>
          </table:table-cell>
          <table:table-cell table:style-name="ce3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10" office:value-type="string">
            <text:p>injury / pain / you have pain / you got injured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66">
            <text:p>0927 <text:s/>12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10" office:value-type="string">
            <text:p>food / I eat / he eats / I eat food / you eat food / you ate <text:s/>food / already / not yet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66">
            <text:p>0927 <text:s/>123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4">
            <text:p>14</text:p>
          </table:table-cell>
          <table:table-cell table:style-name="ce3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67">
            <text:p>0927 <text:s/>123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5">
            <text:p>15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67">
            <text:p>0927 <text:s/>12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6">
            <text:p>16</text:p>
          </table:table-cell>
          <table:table-cell table:style-name="ce3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67">
            <text:p>0927 <text:s/>1233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67">
            <text:p>0927 <text:s/>12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8">
            <text:p>18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67">
            <text:p>0927 <text:s/>12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9">
            <text:p>19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67">
            <text:p>0927 <text:s/>123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0">
            <text:p>20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67">
            <text:p>0927 <text:s/>12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68">
            <text:p>0927 <text:s/>123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68">
            <text:p>0927 <text:s/>1233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68">
            <text:p>0927 <text:s/>123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68">
            <text:p>0927 <text:s/>123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68">
            <text:p>0927 <text:s/>12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69">
            <text:p>0927 <text:s/>123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7">
            <text:p>27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69">
            <text:p>0927 <text:s/>123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8">
            <text:p>28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69">
            <text:p>0927 <text:s/>123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9">
            <text:p>29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69">
            <text:p>0927 <text:s/>123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0">
            <text:p>30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69">
            <text:p>0927 <text:s/>12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1">
            <text:p>31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69">
            <text:p>0927 <text:s/>12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69">
            <text:p>0927 <text:s/>123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3">
            <text:p>33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69">
            <text:p>0927 <text:s/>12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4">
            <text:p>34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7">
            <text:p>0927 <text:s/>12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7">
            <text:p>0927 <text:s/>123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7">
            <text:p>0927 <text:s/>12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7">
            <text:p>0927 <text:s/>123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38">
            <text:p>38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7">
            <text:p>0927 <text:s/>12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7">
            <text:p>0927 <text:s/>123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7">
            <text:p>0927 <text:s/>1233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41">
            <text:p>41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71">
            <text:p>0927 <text:s/>123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2">
            <text:p>42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71">
            <text:p>0927 <text:s/>12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3">
            <text:p>43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71">
            <text:p>0927 <text:s/>123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4">
            <text:p>44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71">
            <text:p>0927 <text:s/>12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5">
            <text:p>45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71">
            <text:p>0927 <text:s/>123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73">
            <text:p>0927 <text:s/>123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7">
            <text:p>47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73">
            <text:p>0927 <text:s/>123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73">
            <text:p>0927 <text:s/>1233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49">
            <text:p>49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73">
            <text:p>0927 <text:s/>123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73">
            <text:p>0927 <text:s/>123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73">
            <text:p>0927 <text:s/>12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2">
            <text:p>52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74">
            <text:p>0927 <text:s/>12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74">
            <text:p>0927 <text:s/>12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74">
            <text:p>0927 <text:s/>12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74">
            <text:p>0927 <text:s/>123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6">
            <text:p>56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74">
            <text:p>0927 <text:s/>123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7">
            <text:p>57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74">
            <text:p>0927 <text:s/>123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8">
            <text:p>58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75">
            <text:p>0927 <text:s/>123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9">
            <text:p>59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75">
            <text:p>0927 <text:s/>1233</text:p>
          </table:table-cell>
          <table:table-cell table:number-columns-repeated="1011"/>
        </table:table-row>
        <table:table-row table:style-name="ro13">
          <table:table-cell table:style-name="ce3" table:formula="of:=ROW()" office:value-type="float" office:value="60">
            <text:p>60</text:p>
          </table:table-cell>
          <table:table-cell table:style-name="ce3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75">
            <text:p>0927 <text:s/>1233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1">
            <text:p>61</text:p>
          </table:table-cell>
          <table:table-cell table:style-name="ce3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75">
            <text:p>0927 <text:s/>123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2">
            <text:p>62</text:p>
          </table:table-cell>
          <table:table-cell table:style-name="ce3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76">
            <text:p>0927 <text:s/>123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3">
            <text:p>63</text:p>
          </table:table-cell>
          <table:table-cell table:style-name="ce3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76">
            <text:p>0927 <text:s/>1233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4">
            <text:p>64</text:p>
          </table:table-cell>
          <table:table-cell table:style-name="ce3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76">
            <text:p>0927 <text:s/>123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5">
            <text:p>65</text:p>
          </table:table-cell>
          <table:table-cell table:style-name="ce3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77">
            <text:p>0927 <text:s/>1233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6">
            <text:p>66</text:p>
          </table:table-cell>
          <table:table-cell table:style-name="ce3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77">
            <text:p>0927 <text:s/>123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7">
            <text:p>67</text:p>
          </table:table-cell>
          <table:table-cell table:style-name="ce3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77">
            <text:p>0927 <text:s/>12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77">
            <text:p>0927 <text:s/>123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9">
            <text:p>69</text:p>
          </table:table-cell>
          <table:table-cell table:style-name="ce3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78">
            <text:p>0927 <text:s/>123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0">
            <text:p>70</text:p>
          </table:table-cell>
          <table:table-cell table:style-name="ce3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78">
            <text:p>0927 <text:s/>123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1">
            <text:p>71</text:p>
          </table:table-cell>
          <table:table-cell table:style-name="ce3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78">
            <text:p>0927 <text:s/>12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2">
            <text:p>72</text:p>
          </table:table-cell>
          <table:table-cell table:style-name="ce3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79">
            <text:p>0927 <text:s/>12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3">
            <text:p>73</text:p>
          </table:table-cell>
          <table:table-cell table:style-name="ce3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79">
            <text:p>0927 <text:s/>123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4">
            <text:p>74</text:p>
          </table:table-cell>
          <table:table-cell table:style-name="ce3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11"/>
          <table:table-cell table:style-name="ce12" office:value-type="string">
            <text:p>シャベ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79">
            <text:p>0927 <text:s/>123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5">
            <text:p>75</text:p>
          </table:table-cell>
          <table:table-cell table:style-name="ce3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10" office:value-type="string">
            <text:p>氷。冷やす。冷たい。水で冷やす。 / 置く。首。首に置く。首に氷を置く。</text:p>
          </table:table-cell>
          <table:table-cell table:style-name="ce11"/>
          <table:table-cell table:style-name="ce12" office:value-type="string">
            <text:p>冷やす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">
            <text:p>0927 <text:s/>123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6">
            <text:p>76</text:p>
          </table:table-cell>
          <table:table-cell table:style-name="ce3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10" office:value-type="string">
            <text:p>気温。高い。今日は、気温が高いです。/ 飲む。飲み物。食べる。食べ物。</text:p>
          </table:table-cell>
          <table:table-cell table:style-name="ce11"/>
          <table:table-cell table:style-name="ce12" office:value-type="string">
            <text:p>気温；飲む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">
            <text:p>0927 <text:s/>123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7">
            <text:p>77</text:p>
          </table:table-cell>
          <table:table-cell table:style-name="ce3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10" office:value-type="string">
            <text:p>hot / temperature / high, low / temperature is high / I want / I need / temperature is low / I want the temperature to be low.</text:p>
          </table:table-cell>
          <table:table-cell table:style-name="ce11"/>
          <table:table-cell table:style-name="ce12" office:value-type="string">
            <text:p>気温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">
            <text:p>0927 <text:s/>1233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">
            <text:p>0927 <text:s/>1233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">
            <text:p>0927 <text:s/>1233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">
            <text:p>0927 <text:s/>1233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">
            <text:p>0927 <text:s/>12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2">
            <text:p>82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">
            <text:p>0927 <text:s/>12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3">
            <text:p>83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1">
            <text:p>0927 <text:s/>12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4">
            <text:p>84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1">
            <text:p>0927 <text:s/>12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5">
            <text:p>85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1">
            <text:p>0927 <text:s/>12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6">
            <text:p>86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1">
            <text:p>0927 <text:s/>123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87">
            <text:p>8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1">
            <text:p>0927 <text:s/>12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8">
            <text:p>8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1">
            <text:p>0927 <text:s/>12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9">
            <text:p>8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1">
            <text:p>0927 <text:s/>123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0">
            <text:p>9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1">
            <text:p>0927 <text:s/>12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1">
            <text:p>9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2">
            <text:p>0927 <text:s/>1233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92">
            <text:p>9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2">
            <text:p>0927 <text:s/>123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3">
            <text:p>93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2">
            <text:p>0927 <text:s/>123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4">
            <text:p>94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2">
            <text:p>0927 <text:s/>123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5">
            <text:p>95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2">
            <text:p>0927 <text:s/>123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6">
            <text:p>96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2">
            <text:p>0927 <text:s/>123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7">
            <text:p>97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2">
            <text:p>0927 <text:s/>123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8">
            <text:p>98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2">
            <text:p>0927 <text:s/>123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9">
            <text:p>99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3">
            <text:p>0927 <text:s/>1233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3">
            <text:p>0927 <text:s/>12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3">
            <text:p>0927 <text:s/>123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2">
            <text:p>102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3">
            <text:p>0927 <text:s/>12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3">
            <text:p>103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3">
            <text:p>0927 <text:s/>123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4">
            <text:p>104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3">
            <text:p>0927 <text:s/>12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5">
            <text:p>105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4">
            <text:p>0927 <text:s/>123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6">
            <text:p>106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4">
            <text:p>0927 <text:s/>1233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107">
            <text:p>107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4">
            <text:p>0927 <text:s/>123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108">
            <text:p>108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4">
            <text:p>0927 <text:s/>12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9">
            <text:p>109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/ ２回。分ける。入れる。 / ２回に分けて、入れ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4">
            <text:p>0927 <text:s/>123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0">
            <text:p>110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4">
            <text:p>0927 <text:s/>123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1">
            <text:p>111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5">
            <text:p>0927 <text:s/>123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2">
            <text:p>112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5">
            <text:p>0927 <text:s/>12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3">
            <text:p>113</text:p>
          </table:table-cell>
          <table:table-cell table:style-name="ce3" office:value-type="float" office:value="113">
            <text:p>113</text:p>
          </table:table-cell>
          <table:table-cell table:style-name="ce6" office:value-type="date" office:date-value="2021-09-09T08:51:44.56">
            <text:p>0909</text:p>
          </table:table-cell>
          <table:table-cell table:style-name="ce9"/>
          <table:table-cell table:style-name="ce10" office:value-type="string">
            <text:p>８時に朝礼を行います。 / 休憩。休み。 / 食事。昼食。昼ご飯。 / 食べる。飲む。 / 待つ。待機。車。車を待つ。</text:p>
          </table:table-cell>
          <table:table-cell table:style-name="ce11"/>
          <table:table-cell table:style-name="ce12" office:value-type="string">
            <text:p>schedule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5">
            <text:p>0927 <text:s/>12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4">
            <text:p>114</text:p>
          </table:table-cell>
          <table:table-cell table:style-name="ce3" office:value-type="float" office:value="114">
            <text:p>114</text:p>
          </table:table-cell>
          <table:table-cell table:style-name="ce6" office:value-type="date" office:date-value="2021-09-11T13:52:46.87">
            <text:p>0911</text:p>
          </table:table-cell>
          <table:table-cell table:style-name="ce9"/>
          <table:table-cell table:style-name="ce10" office:value-type="string">
            <text:p>rest / I rest / you rest / tired / I am tired / you are tired / he is tired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5">
            <text:p>0927 <text:s/>123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5">
            <text:p>115</text:p>
          </table:table-cell>
          <table:table-cell table:style-name="ce3" office:value-type="float" office:value="115">
            <text:p>115</text:p>
          </table:table-cell>
          <table:table-cell table:style-name="ce6" office:value-type="date" office:date-value="2021-09-12T10:11:37.17">
            <text:p>0912</text:p>
          </table:table-cell>
          <table:table-cell table:style-name="ce9"/>
          <table:table-cell table:style-name="ce10" office:value-type="string">
            <text:p>hello. / thank you / good bye / good morning</text:p>
          </table:table-cell>
          <table:table-cell table:style-name="ce11"/>
          <table:table-cell table:style-name="ce12"/>
          <table:table-cell table:style-name="ce12" office:value-type="string">
            <text:p>bengal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6">
            <text:p>0927 <text:s/>12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6">
            <text:p>116</text:p>
          </table:table-cell>
          <table:table-cell table:style-name="ce3" office:value-type="float" office:value="116">
            <text:p>116</text:p>
          </table:table-cell>
          <table:table-cell table:style-name="ce6" office:value-type="date" office:date-value="2021-09-19T10:00:28.4">
            <text:p>0919</text:p>
          </table:table-cell>
          <table:table-cell table:style-name="ce9"/>
          <table:table-cell table:style-name="ce10" office:value-type="string">
            <text:p>help / I need / your help / I need your help</text:p>
            <text:p>injury / pain / you have pain / you got injured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6">
            <text:p>0927 <text:s/>123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7">
            <text:p>117</text:p>
          </table:table-cell>
          <table:table-cell table:style-name="ce3" office:value-type="float" office:value="117">
            <text:p>117</text:p>
          </table:table-cell>
          <table:table-cell table:style-name="ce6" office:value-type="date" office:date-value="2021-09-20T10:37:48.86">
            <text:p>0920</text:p>
          </table:table-cell>
          <table:table-cell table:style-name="ce9"/>
          <table:table-cell table:style-name="ce10" office:value-type="string">
            <text:p>water / I drink / you drink / thirsty / I eat / we eat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6">
            <text:p>0927 <text:s/>123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8">
            <text:p>118</text:p>
          </table:table-cell>
          <table:table-cell table:style-name="ce3" office:value-type="float" office:value="118">
            <text:p>118</text:p>
          </table:table-cell>
          <table:table-cell table:style-name="ce6" office:value-type="date" office:date-value="2021-09-23T09:13:43.51">
            <text:p>0923</text:p>
          </table:table-cell>
          <table:table-cell table:style-name="ce9"/>
          <table:table-cell table:style-name="ce10" office:value-type="string">
            <text:p>blood / blood on your face / blood on your arm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6">
            <text:p>0927 <text:s/>123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9">
            <text:p>119</text:p>
          </table:table-cell>
          <table:table-cell table:style-name="ce3" office:value-type="float" office:value="119">
            <text:p>119</text:p>
          </table:table-cell>
          <table:table-cell table:style-name="ce6" office:value-type="date" office:date-value="2021-09-23T09:13:48.67">
            <text:p>0923</text:p>
          </table:table-cell>
          <table:table-cell table:style-name="ce9"/>
          <table:table-cell table:style-name="ce10" office:value-type="string">
            <text:p>he cut his leg / he cut his fingers / he cut his head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6">
            <text:p>0927 <text:s/>123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0">
            <text:p>120</text:p>
          </table:table-cell>
          <table:table-cell table:style-name="ce3" office:value-type="float" office:value="120">
            <text:p>120</text:p>
          </table:table-cell>
          <table:table-cell table:style-name="ce6" office:value-type="date" office:date-value="2021-09-23T09:17:09.200001">
            <text:p>0923</text:p>
          </table:table-cell>
          <table:table-cell table:style-name="ce9"/>
          <table:table-cell table:style-name="ce10" office:value-type="string">
            <text:p>blood / face / your face / arm / your arm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6">
            <text:p>0927 <text:s/>12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1">
            <text:p>121</text:p>
          </table:table-cell>
          <table:table-cell table:style-name="ce3" office:value-type="float" office:value="121">
            <text:p>121</text:p>
          </table:table-cell>
          <table:table-cell table:style-name="ce6" office:value-type="date" office:date-value="2021-09-24T10:49:25.49">
            <text:p>0924</text:p>
          </table:table-cell>
          <table:table-cell table:style-name="ce9"/>
          <table:table-cell table:style-name="ce10" office:value-type="string">
            <text:p>a box / to carry / to carry a box / he carries a box / he was carrying a box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6">
            <text:p>0927 <text:s/>12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2">
            <text:p>12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6">
            <text:p>0927 <text:s/>12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3">
            <text:p>12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6">
            <text:p>0927 <text:s/>12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4">
            <text:p>12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6">
            <text:p>0927 <text:s/>12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5">
            <text:p>12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6">
            <text:p>0927 <text:s/>12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6">
            <text:p>12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6">
            <text:p>0927 <text:s/>12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7">
            <text:p>12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6">
            <text:p>0927 <text:s/>12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8">
            <text:p>12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6">
            <text:p>0927 <text:s/>12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9">
            <text:p>12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6">
            <text:p>0927 <text:s/>12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30">
            <text:p>13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7T12:33:23.86">
            <text:p>0927 <text:s/>1233</text:p>
          </table:table-cell>
          <table:table-cell table:number-columns-repeated="1011"/>
        </table:table-row>
        <table:table-row table:style-name="ro14">
          <table:table-cell office:value-type="string">
            <text:p>*</text:p>
          </table:table-cell>
          <table:table-cell table:formula="of:=MAX([.B3:.B125])+1" office:value-type="float" office:value="122">
            <text:p>122</text:p>
          </table:table-cell>
          <table:table-cell table:style-name="ce7" table:formula="of:=NOW()" office:value-type="date" office:date-value="2021-09-27T12:33:23.86">
            <text:p>0927 <text:s/>1233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9-27T12:33:23.86">
            <text:p>2021/9/27 12:33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9-27T12:33:23.86">
            <text:p>0927 <text:s/>1233</text:p>
          </table:table-cell>
          <table:table-cell table:style-name="ce7" table:formula="of:=NOW()" office:value-type="date" office:date-value="2021-09-27T12:33:23.86">
            <text:p>0927 <text:s/>1233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9-27T12:33:23.86">
            <text:p>0927 <text:s/>1233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4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3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5">
          <table:table-cell table:style-name="ce18" table:formula="of:=CONCATENATE(&quot;(&quot;;MAX([.A2:.A40]);&quot;)&quot;)" office:value-type="string" office:string-value="(25)">
            <text:p>(25)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6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9-23T09:08:53.48">
            <text:p>0923</text:p>
          </table:table-cell>
          <table:table-cell table:style-name="ce9" office:value-type="string">
            <text:p>v-1-118</text:p>
          </table:table-cell>
          <table:table-cell table:style-name="ce19" office:value-type="string">
            <text:p>máu / máu trên mặt của bạn / máu trên cánh tay của bạn</text:p>
          </table:table-cell>
          <table:table-cell table:style-name="ce21" office:value-type="string" table:number-columns-spanned="2" table:number-rows-spanned="1">
            <text:p>blood / blood on your face / blood on your arm</text:p>
          </table:table-cell>
          <table:covered-table-cell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v-2-119</text:p>
          </table:table-cell>
          <table:table-cell table:style-name="ce19" office:value-type="string">
            <text:p>anh ấy cắt chân / anh ấy cắt ngón tay / anh ấy cắt đầu</text:p>
          </table:table-cell>
          <table:table-cell table:style-name="ce21" office:value-type="string" table:number-columns-spanned="2" table:number-rows-spanned="1">
            <text:p>he cut his leg / he cut his fingers / he cut his head</text:p>
          </table:table-cell>
          <table:covered-table-cell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kh-1-120</text:p>
          </table:table-cell>
          <table:table-cell table:style-name="ce20" office:value-type="string">
            <text:p>ឈាម / មុខ / មុខរបស់អ្នក / ដៃ / ដៃរបស់អ្នក</text:p>
          </table:table-cell>
          <table:table-cell table:style-name="ce21" office:value-type="string">
            <text:p>chien3[blood / mo_k6[face / mo_k3 rob6-wan3 nia_k6 / dai3[hand / dai3 rob6-wan3 nie_k6</text:p>
          </table:table-cell>
          <table:table-cell table:style-name="ce21" office:value-type="string">
            <text:p>blood / face / your face / arm / your arm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크로만. (1) 미케는 결국 오지 않았다. (2) 크로는 페이스트 후 지상에 내려왔다. `뒹굴` 을 했다. (3) 크로를 안아하고 올리고, 무릎 위에 두고, 배를 어루만졌다. &lt;2&gt; 잠시 가만히 하고있었다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środa, dwudziesty drugi września, czwarty tydzień, dziewiąty miesiąc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. &lt;1&gt; wydaje się, że wargi mogą utrzymać kształt `kan`-u. &lt;2&gt; Podnosisz dolną wargę równomiernie, dolną wargę, tutaj to znaczy, lekko wewnętrzą część której, podczas, środkowa część której lekko obniżona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3" office:value-type="float" office:value="7">
            <text:p>7</text:p>
          </table:table-cell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اربعاء، الثاني عشرين من أيلول، الأسبوع الرابع، الشهر التاسع.</text:p>
          </table:table-cell>
          <table:table-cell table:style-name="ce21"/>
          <table:table-cell table:style-name="ce21" office:value-type="string">
            <text:p>it was wednesday, the twenty-second of september, the fourth week, the ninth month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office:value-type="float" office:value="8">
            <text:p>8</text:p>
          </table:table-cell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چهارشنبه بود، بيست و دوم ماه سپتامبر، هفته چهارم، ماه نهم.</text:p>
          </table:table-cell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office:value-type="float" office:value="9">
            <text:p>9</text:p>
          </table:table-cell>
          <table:table-cell table:style-name="ce3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солида'рность сформирова'лась в По'льше в 1980 году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6"/>
          <table:table-cell table:style-name="ce9" office:value-type="string">
            <text:p>v-1-</text:p>
          </table:table-cell>
          <table:table-cell table:style-name="ce19" office:value-type="string">
            <text:p>một chiếc hộp / mang, mang theo / mang một chiếc hộp / anh ấy mang một chiếc hộp / anh ấy đã mang một chiếc hộp</text:p>
          </table:table-cell>
          <table:table-cell table:style-name="ce21" office:value-type="string" table:number-columns-spanned="2" table:number-rows-spanned="1">
            <text:p>a box / to carry / to carry a box / he carries a box / he was carrying a box</text:p>
          </table:table-cell>
          <table:covered-table-cell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 office:value-type="float" office:value="11">
            <text:p>11</text:p>
          </table:table-cell>
          <table:table-cell table:style-name="ce3" table:formula="of:=[.B11]+1" office:value-type="float" office:value="2">
            <text:p>2</text:p>
          </table:table-cell>
          <table:table-cell table:style-name="ce6"/>
          <table:table-cell table:style-name="ce9" office:value-type="string">
            <text:p>kh-1-</text:p>
          </table:table-cell>
          <table:table-cell table:style-name="ce20" office:value-type="string">
            <text:p>ញ៉ាំ / អ្នកញ៉ាំ / គាត់ញ៉ាំ / ពួកគេញ៉ាំ</text:p>
          </table:table-cell>
          <table:table-cell table:style-name="ce21" office:value-type="string">
            <text:p>nyam3 / nya_k3 nyam6 / kwo_t3 nyam6 / poo3-kee3 nyam6</text:p>
          </table:table-cell>
          <table:table-cell table:style-name="ce21" office:value-type="string">
            <text:p>eat / you eat / he eats / they eat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 office:value-type="float" office:value="12">
            <text:p>12</text:p>
          </table:table-cell>
          <table:table-cell table:style-name="ce3" table:formula="of:=[.B12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내가 `평평 자리`에 도착할 무렵 달려왔다. (2) 이어, 미케도 왔다. (3) 공원 운동장의 남 쪽 벤치에서 소년들이 있었기 때문에 미케를 안아하고 항상 옹벽 앞으로 돌아갔다. &lt;2&gt; 이 때 크로는 먼저 `팽팽` 에서 혼자 ` 뒹굴` 을 하고 있었다. 그리고 천천히 왔다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office:value-type="float" office:value="13">
            <text:p>13</text:p>
          </table:table-cell>
          <table:table-cell table:style-name="ce3" table:formula="of:=[.B13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czwartek, dwudziesty trzeci września, czwarty tydzień, dziewiąty miesiąc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 office:value-type="float" office:value="14">
            <text:p>14</text:p>
          </table:table-cell>
          <table:table-cell table:style-name="ce3" table:formula="of:=[.B14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ćwiczenie. (2) `kan`. dmuchanie na dziurze od piątej do zerowego. (3) kształt ust. &lt;1&gt; część już pod dolną wargą, gdzie skóra jest lekko wgnieciona, to część lekko unieś, do wewnętrz, a jednocześnie, podkręcasz górną wargę, aby obie usta, razem, tworzą drogi dla powietrza, drogi oddechow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 office:value-type="float" office:value="15">
            <text:p>15</text:p>
          </table:table-cell>
          <table:table-cell table:style-name="ce3" table:formula="of:=[.B15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جمع، الثالث عشرين من ايلول، الأسبوع الرابع، الشهر التاسع.</text:p>
          </table:table-cell>
          <table:table-cell table:style-name="ce21"/>
          <table:table-cell table:style-name="ce21" office:value-type="string">
            <text:p>it was friday, the twenty-third of september, the fourth week, the ninth month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office:value-type="float" office:value="16">
            <text:p>16</text:p>
          </table:table-cell>
          <table:table-cell table:style-name="ce3" table:formula="of:=[.B16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بيست و سوم ماه سپتامبر، هفته چهارم، ماه نهم بود.</text:p>
          </table:table-cell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 office:value-type="float" office:value="17">
            <text:p>17</text:p>
          </table:table-cell>
          <table:table-cell table:style-name="ce3" table:formula="of:=[.B17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углуби'те[deepen свои' мы'сли. / незави'симо от того', како'й проду'кт вы производи'те, все'&lt;jo&gt; зави'сит от стоя'щих[standing за ним мы'слеи.</text:p>
            <text:p><text:a xlink:href="http://benfranklin.chips.jp/cake_apps/Cake_IFM11/images/index_2?filter_memo=tome&amp;sort=file_name&amp;direction=desc&amp;RBs_AND_OR_Memo=AND">http://benfranklin.chips.jp/cake_apps/Cake_IFM11/images/index_2?filter_memo=tome&amp;sort=file_name&amp;direction=desc&amp;RBs_AND_OR_Memo=AND</text:a>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office:value-type="float" office:value="18">
            <text:p>1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9-26T10:46:06.57">
            <text:p>0926</text:p>
          </table:table-cell>
          <table:table-cell table:style-name="ce9" office:value-type="string">
            <text:p>v-1-</text:p>
          </table:table-cell>
          <table:table-cell table:style-name="ce19" office:value-type="string">
            <text:p>một hộp rơi. / một hộp rơi trên mặt đất. / một hộp rơi vào anh ta.</text:p>
          </table:table-cell>
          <table:table-cell table:style-name="ce21" office:value-type="string" table:number-columns-spanned="2" table:number-rows-spanned="1">
            <text:p>a box fell. / a box fell on the ground / a box fell on him.</text:p>
          </table:table-cell>
          <table:covered-table-cell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 office:value-type="float" office:value="19">
            <text:p>19</text:p>
          </table:table-cell>
          <table:table-cell table:style-name="ce3" table:formula="of:=[.B19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19" office:value-type="string">
            <text:p>s : <text:a xlink:href="https://youtu.be/K8mbMJ4S-RU?t=915">https://youtu.be/K8mbMJ4S-RU?t=915</text:a></text:p>
            <text:p>sh : <text:a xlink:href="https://youtu.be/K8mbMJ4S-RU?t=939">https://youtu.be/K8mbMJ4S-RU?t=939</text:a></text:p>
            <text:p>ns : <text:a xlink:href="https://youtu.be/K8mbMJ4S-RU?t=966">https://youtu.be/K8mbMJ4S-RU?t=966</text:a></text:p>
            <text:p>t : <text:a xlink:href="https://youtu.be/K8mbMJ4S-RU?t=1000">https://youtu.be/K8mbMJ4S-RU?t=1000</text:a></text:p>
            <text:p>th : <text:a xlink:href="https://youtu.be/K8mbMJ4S-RU?t=1027">https://youtu.be/K8mbMJ4S-RU?t=1027</text:a></text:p>
          </table:table-cell>
          <table:table-cell table:style-name="ce21" office:value-type="string" table:number-columns-spanned="2" table:number-rows-spanned="1">
            <text:p>ts : <text:a xlink:href="https://youtu.be/K8mbMJ4S-RU?t=1061">https://youtu.be/K8mbMJ4S-RU?t=1061</text:a></text:p>
          </table:table-cell>
          <table:covered-table-cell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office:value-type="float" office:value="20">
            <text:p>20</text:p>
          </table:table-cell>
          <table:table-cell table:style-name="ce3" table:formula="of:=[.B20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내가 평평자리에 달할 무렵, 크로는 그 위치의 옹벽 위에 있었다. &lt;2&gt; 다시 계단 아래에서 내려 오려고 했었는지. &lt;3&gt; 그대로 항상 옹벽으로. (2) 미케가 먼저 지상에 내려왔다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office:value-type="float" office:value="21">
            <text:p>21</text:p>
          </table:table-cell>
          <table:table-cell table:style-name="ce3" table:formula="of:=[.B21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wudziesty piąty września, czwarty tydzień, dziewiąty miesiąc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office:value-type="float" office:value="22">
            <text:p>22</text:p>
          </table:table-cell>
          <table:table-cell table:style-name="ce3" table:formula="of:=[.B22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dai-kan`. na dziurze czwartej i piątej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 office:value-type="float" office:value="23">
            <text:p>23</text:p>
          </table:table-cell>
          <table:table-cell table:style-name="ce3" table:formula="of:=[.B23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سبت، الخامس عشرين من أيلول، الأسبوع الرابع، الشهر التاسع.</text:p>
          </table:table-cell>
          <table:table-cell table:style-name="ce21"/>
          <table:table-cell table:style-name="ce21" office:value-type="string">
            <text:p>it was saturday, the twenty-fifth of september, the fourth week, the ninth month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office:value-type="float" office:value="24">
            <text:p>24</text:p>
          </table:table-cell>
          <table:table-cell table:style-name="ce3" table:formula="of:=[.B24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شنبه بود، بيست و پنجم ماه سپتامبر، هفته چهارم، ماه نهم.</text:p>
          </table:table-cell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 office:value-type="float" office:value="25">
            <text:p>25</text:p>
          </table:table-cell>
          <table:table-cell table:style-name="ce3" table:formula="of:=[.B25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вы и'щете[look-for цену на рис. / вы де'лаете это, потому что хоти'те по'&lt;a&gt;моть лю'дям, выра'щивающим рис.</text:p>
            <text:p><text:a xlink:href="http://benfranklin.chips.jp/cake_apps/Cake_IFM11/images/view/49348">http://benfranklin.chips.jp/cake_apps/Cake_IFM11/images/view/49348</text:a>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27T11:56:19.96">
            <text:p>0927</text:p>
          </table:table-cell>
          <table:table-cell table:style-name="ce9" office:value-type="string">
            <text:p>kh-1-</text:p>
          </table:table-cell>
          <table:table-cell table:style-name="ce20" office:value-type="string">
            <text:p>ឈាម / មុខ / ឈាម នៅលើ មុខ / មុខ របស់ អ្នក / ឈាម នៅលើ មុខ របស់ អ្នក</text:p>
          </table:table-cell>
          <table:table-cell table:style-name="ce21" office:value-type="string">
            <text:p>chien3 / mo_k6 / chien3 man6-lou6 mo_k6 / mo_k6 rob-wan-nya_k6 / chien3 man6-lou6 mo_k6 rob-wan-nya_k6</text:p>
          </table:table-cell>
          <table:table-cell table:style-name="ce21" office:value-type="string">
            <text:p>blood / face / blood on the face / your face / blood on your face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table:formula="of:=[.B27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먼저 운동장 근처, 이미. (2) 미케오 온다. 평평자리 좀 앞까지. (3) 페이스트 후 크로가 내려왔다. &lt;2&gt; 마사지. 하지만, 곧 옹벽으로 돌려 보냈다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28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dwudziesty szósty września, czwarty tudzień, dziewiąty miesiąc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29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znowu `kan`, a potem `dai-kan`. (2) ruch przejściowy obu warg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/>
          <table:table-cell table:style-name="ce3" table:formula="of:=[.B30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سادس عشرين من أيلول، الأسبوع الرابع، الشهر التاسع.</text:p>
          </table:table-cell>
          <table:table-cell table:style-name="ce21"/>
          <table:table-cell table:style-name="ce21" office:value-type="string">
            <text:p>it was sunday, the twenty-sixth of september, the fourth week, the ninth month</text:p>
          </table:table-cell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31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بيست و ششم ماه سپتامبر، هفته چهارم، ماه نهم.</text:p>
          </table:table-cell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32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в проли'ве Цугару, кора'бль опроки'нулся в 1954 году, двадцать шесто'е сентя'бря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2"/>
          <table:table-cell table:style-name="Default"/>
          <table:table-cell table:style-name="ce22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9-27T12:33:21.11">
            <text:p>0927 <text:s/>1233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9-27T12:33:21.11">
            <text:p>0927 <text:s/>1233</text:p>
          </table:table-cell>
          <table:table-cell table:style-name="ce7" table:formula="of:=NOW()" office:value-type="date" office:date-value="2021-09-27T12:33:23.99">
            <text:p>0927 <text:s/>1233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9-27T12:33:23.99">
            <text:p>0927 <text:s/>1233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5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5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5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5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5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5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5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7">
          <table:table-cell table:number-columns-repeated="12"/>
          <table:table-cell table:style-name="ce7"/>
          <table:table-cell table:number-columns-repeated="1011"/>
        </table:table-row>
        <table:table-row table:style-name="ro15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5" table:number-rows-repeated="1048477">
          <table:table-cell table:number-columns-repeated="1024"/>
        </table:table-row>
        <table:table-row table:style-name="ro15">
          <table:table-cell table:number-columns-repeated="1024"/>
        </table:table-row>
      </table:table>
      <table:database-ranges>
        <table:database-range table:target-range-address="sentences.A3:sentences.AMJ112" table:contains-header="false"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7">2021/09/27</text:date>, <text:time>12:33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9-27T12:33:23.35</dc:date>
    <dc:creator>iwabuchi ken</dc:creator>
    <meta:editing-duration>P7DT15H2M57S</meta:editing-duration>
    <meta:editing-cycles>1110</meta:editing-cycles>
    <meta:generator>OpenOffice/4.1.3$Win32 OpenOffice.org_project/413m1$Build-9783</meta:generator>
    <meta:document-statistic meta:table-count="2" meta:cell-count="1125" meta:object-count="0"/>
  </office:meta>
</office:document-meta>
</file>